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a07c" officeooo:paragraph-rsid="000ba07c"/>
    </style:style>
    <style:style style:name="P2" style:family="paragraph" style:parent-style-name="Standard">
      <style:paragraph-properties fo:text-align="start" style:justify-single-word="false"/>
      <style:text-properties officeooo:rsid="000ba07c" officeooo:paragraph-rsid="000ba07c"/>
    </style:style>
    <style:style style:name="P3" style:family="paragraph" style:parent-style-name="Standard">
      <style:paragraph-properties fo:text-align="start" style:justify-single-word="false"/>
      <style:text-properties fo:font-size="9pt" officeooo:rsid="000ba07c" officeooo:paragraph-rsid="000ba07c" style:font-size-asian="9pt" style:font-size-complex="9pt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0ba07c" officeooo:paragraph-rsid="000ba0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 -1 </text:p>
      <text:p text:style-name="P2">NN – Results</text:p>
      <text:p text:style-name="P2"/>
      <text:p text:style-name="P3">Repetitive Random Trace Generator starts with parameters </text:p>
      <text:p text:style-name="P3">(JN: 10000, parallel: 10, startSpr: 0, exec: 1-100, gap: 1-10, nodeprocs: 1-16, totalProcs: 16)</text:p>
      <text:p text:style-name="P3">Consolidation is switched on using class hu.mta.sztaki.lpds.cloud.simulator.iaas.vmconsolidation.NN.NerualNetworkConsolidator with freq 300000</text:p>
      <text:p text:style-name="P3">Job dispatcher (with 10000 jobs) is completely prepared at 1556069776277</text:p>
      <text:p text:style-name="P3">Current simulation time: 0</text:p>
      <text:p text:style-name="P3">Power metering started with delay 60000</text:p>
      <text:p text:style-name="P3"/>
      <text:p text:style-name="P3">Total power consumption: 90.79717180625252 kWh</text:p>
      <text:p text:style-name="P3">Simulation terminated 1556069777980 (took 1703ms in realtime)</text:p>
      <text:p text:style-name="P3">Current simulation time: 205589001</text:p>
      <text:p text:style-name="P3">Simulated timespan: 205589001</text:p>
      <text:p text:style-name="P3">Final number of: Ignored jobs - 0 Destroyed VMs - 12452</text:p>
      <text:p text:style-name="P3">Total migrations done: 113</text:p>
      <text:p text:style-name="P3">Number of consolidation runs: 633</text:p>
      <text:p text:style-name="P3">Consolidator performance: 2 ms/consolidation</text:p>
      <text:p text:style-name="P3">Average number of PMs in running state: 3.9927007299270074</text:p>
      <text:p text:style-name="P3">Maximum number of running PMs during the whole simulation: 4</text:p>
      <text:p text:style-name="P3">Performance: 7.378156194950088 VMs/ms </text:p>
      <text:p text:style-name="P3">State information written 1556069777984</text:p>
      <text:p text:style-name="P4">Test Case - 1</text:p>
      <text:p text:style-name="P2">FirstFit - Results </text:p>
      <text:p text:style-name="P2"/>
      <text:p text:style-name="P2"/>
      <text:p text:style-name="P4">Test Case - 1</text:p>
      <text:p text:style-name="P2">SimpleConsolidator- Results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2:42:33.831235337</meta:creation-date>
    <dc:date>2019-04-24T02:47:36.218472117</dc:date>
    <meta:editing-duration>PT5M5S</meta:editing-duration>
    <meta:editing-cycles>1</meta:editing-cycles>
    <meta:document-statistic meta:table-count="0" meta:image-count="0" meta:object-count="0" meta:page-count="3" meta:paragraph-count="24" meta:word-count="137" meta:character-count="1053" meta:non-whitespace-character-count="933"/>
    <meta:generator>LibreOffice/6.2.2.2$Linux_X86_64 LibreOffice_project/5daaa0e719eb4f073b63de04e0910785ad81fe7a</meta:generator>
  </office:meta>
</office:document-meta>
</file>